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Vitesse</text:p>
          </table:table-cell>
          <table:table-cell/>
          <table:table-cell table:style-name="Default" office:value-type="string" calcext:value-type="string">
            <text:p>Slow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Fast</text:p>
          </table:table-cell>
        </table:table-row>
        <table:table-row table:style-name="ro1">
          <table:table-cell table:number-columns-repeated="2"/>
          <table:table-cell table:style-name="Default" office:value-type="float" office:value="0.167411125014476" calcext:value-type="float">
            <text:p>0,167411125</text:p>
          </table:table-cell>
          <table:table-cell table:style-name="Default" office:value-type="float" office:value="0.250214909883595" calcext:value-type="float">
            <text:p>0,2502149099</text:p>
          </table:table-cell>
          <table:table-cell table:style-name="Default" office:value-type="float" office:value="0.365753681177619" calcext:value-type="float">
            <text:p>0,3657536812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float" office:value="0.167411125014476" calcext:value-type="float">
            <text:p>0,167411125</text:p>
          </table:table-cell>
          <table:table-cell table:formula="of:=PCDIFF([.C2];[.B3])" office:value-type="float" office:value="0" calcext:value-type="float">
            <text:p>0,00</text:p>
          </table:table-cell>
          <table:table-cell table:formula="of:=PCDIFF([.D2];[.B3])" office:value-type="float" office:value="39.6545128654772" calcext:value-type="float">
            <text:p>39,65</text:p>
          </table:table-cell>
          <table:table-cell table:formula="of:=PCDIFF([.E2];[.B3])" office:value-type="float" office:value="74.4019687194738" calcext:value-type="float">
            <text:p>74,40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250214909883595" calcext:value-type="float">
            <text:p>0,2502149099</text:p>
          </table:table-cell>
          <table:table-cell table:formula="of:=PCDIFF([.C2];[.B4])" office:value-type="float" office:value="39.6545128654772" calcext:value-type="float">
            <text:p>39,65</text:p>
          </table:table-cell>
          <table:table-cell table:formula="of:=PCDIFF([.D2];[.B4])" office:value-type="float" office:value="0" calcext:value-type="float">
            <text:p>0,00</text:p>
          </table:table-cell>
          <table:table-cell table:formula="of:=PCDIFF([.E2];[.B4])" office:value-type="float" office:value="37.5145008919917" calcext:value-type="float">
            <text:p>37,5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365753681177619" calcext:value-type="float">
            <text:p>0,3657536812</text:p>
          </table:table-cell>
          <table:table-cell table:formula="of:=PCDIFF([.C2];[.B5])" office:value-type="float" office:value="74.4019687194738" calcext:value-type="float">
            <text:p>74,40</text:p>
          </table:table-cell>
          <table:table-cell table:formula="of:=PCDIFF([.D2];[.B5])" office:value-type="float" office:value="37.5145008919917" calcext:value-type="float">
            <text:p>37,51</text:p>
          </table:table-cell>
          <table:table-cell table:formula="of:=PCDIFF([.E2];[.B5])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0" loext:min-decimal-places="10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6:18:30.734641872</meta:creation-date>
    <dc:date>2017-08-28T16:46:29.165153289</dc:date>
    <meta:editing-duration>PT17M46S</meta:editing-duration>
    <meta:editing-cycles>3</meta:editing-cycles>
    <meta:generator>LibreOffice/5.1.6.2$Linux_X86_64 LibreOffice_project/10m0$Build-2</meta:generator>
    <meta:document-statistic meta:table-count="1" meta:cell-count="22" meta:object-count="0"/>
  </office:meta>
</office:document-meta>
</file>